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XO Thames" svg:font-family="'XO Thames'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officeooo:rsid="0012fdbe" officeooo:paragraph-rsid="0012fdbe"/>
    </style:style>
    <style:style style:name="P3" style:family="paragraph" style:parent-style-name="Heading_20_2">
      <style:text-properties officeooo:paragraph-rsid="0012fdbe"/>
    </style:style>
    <style:style style:name="P4" style:family="paragraph" style:parent-style-name="Standard">
      <style:text-properties officeooo:paragraph-rsid="0012fdbe"/>
    </style:style>
    <style:style style:name="T1" style:family="text">
      <style:text-properties officeooo:rsid="0012fd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1" text:outline-level="1">Лабораборная работа <text:span text:style-name="T1">4</text:span></text:h>
      <text:h text:style-name="Heading_20_2" text:outline-level="2">Упражнение 1</text:h>
      <text:p text:style-name="P2">Смена владельца:</text:p>
      <text:h text:style-name="P3" text:outline-level="2">Упражнение <text:span text:style-name="T1">2</text:span></text:h>
      <text:p text:style-name="P2">Очистка диска:</text:p>
      <text:p text:style-name="P2">Проверка и дефрагментация:</text:p>
      <text:p text:style-name="P2">Файл подкачки:</text:p>
      <text:h text:style-name="P3" text:outline-level="2">Упражнение <text:span text:style-name="T1">3</text:span></text:h>
      <text:p text:style-name="P2">Структура каталогов:</text:p>
      <text:p text:style-name="P2">Скрытые файлы в скрытой папке:</text:p>
      <text:p text:style-name="P2">Поиск:</text:p>
      <text:p text:style-name="P2">Права доступа для каталога:<text:line-break/>Квота:</text:p>
      <text:p text:style-name="P2">Имена внутренних у-в:</text:p>
      <text:p text:style-name="P2">Сравнение системных и обычных папок:</text:p>
      <text:p text:style-name="P2">Виртуальный диск:</text:p>
      <text:h text:style-name="P3" text:outline-level="2">Упражнение <text:span text:style-name="T1">4</text:span></text:h>
      <text:p text:style-name="P2">Потоки:</text:p>
      <text:p text:style-name="P2">Диск как общий ресурс:</text:p>
      <text:p text:style-name="P2">Изучение ситсемных файлов <text:s/>NTFS:</text:p>
      <text:h text:style-name="P3" text:outline-level="2">Упражнение <text:span text:style-name="T1">5</text:span></text:h>
      <text:p text:style-name="P4"><text:span text:style-name="T1">Дискетовод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XO Thames" svg:font-family="'XO Thames'"/>
  </office:font-face-decls>
  <office:styles>
    <style:default-style style:family="graphic">
      <style:graphic-properties svg:stroke-color="#3465a4" draw:fill-color="#729fcf" draw:auto-grow-height="false" fo:padding-top="0.127cm" fo:padding-bottom="0.127cm" fo:padding-left="0.127cm" fo:padding-right="0.127cm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XO Thames" fo:font-size="12pt" fo:letter-spacing="normal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ideograph-alpha" style:punctuation-wrap="hanging" style:line-break="strict" style:tab-stop-distance="1.27cm" style:writing-mode="page"/>
      <style:text-properties fo:color="#000000" loext:opacity="100%" style:font-name="XO Thames" fo:font-size="12pt" fo:letter-spacing="normal" fo:language="ru" fo:country="RU" fo:background-color="transparen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style:font-name="XO Thames" fo:font-family="'XO Thames'" fo:font-size="14pt" style:font-size-asian="14pt" style:font-size-complex="14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next-style-name="Standard" style:class="index">
      <style:paragraph-properties fo:margin-left="0.353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Contents_20_4" style:display-name="Contents 4" style:family="paragraph" style:next-style-name="Standard" style:class="index">
      <style:paragraph-properties fo:margin-left="1.058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Contents_20_6" style:display-name="Contents 6" style:family="paragraph" style:next-style-name="Standard" style:class="index">
      <style:paragraph-properties fo:margin-left="1.764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Contents_20_7" style:display-name="Contents 7" style:family="paragraph" style:next-style-name="Standard" style:class="index">
      <style:paragraph-properties fo:margin-left="2.117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Endnote" style:family="paragraph" style:class="extra">
      <style:paragraph-properties fo:margin-left="0cm" fo:text-align="justify" style:justify-single-word="false" fo:text-indent="1.501cm" style:auto-text-indent="false"/>
      <style:text-properties style:font-name="XO Thames" fo:font-family="'XO Thames'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3pt" fo:font-weight="bold" style:font-size-asian="13pt" style:font-weight-asian="bold" style:font-size-complex="13pt" style:font-weight-complex="bold"/>
    </style:style>
    <style:style style:name="Contents_20_3" style:display-name="Contents 3" style:family="paragraph" style:next-style-name="Standard" style:class="index">
      <style:paragraph-properties fo:margin-left="0.706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Heading_20_5" style:display-name="Heading 5" style:family="paragraph" style:next-style-name="Standard" style:default-outline-level="5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1pt" fo:font-weight="bold" style:font-size-asian="11pt" style:font-weight-asian="bold" style:font-size-complex="11pt" style:font-weight-complex="bold"/>
    </style:style>
    <style:style style:name="Heading_20_1" style:display-name="Heading 1" style:family="paragraph" style:next-style-name="Standard" style:default-outline-level="1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paragraph">
      <style:text-properties fo:color="#0000ff" loext:opacity="100%" style:text-underline-style="solid" style:text-underline-width="auto" style:text-underline-color="font-color"/>
    </style:style>
    <style:style style:name="Footnote" style:family="paragraph" style:class="extra">
      <style:paragraph-properties fo:margin-left="0cm" fo:text-align="justify" style:justify-single-word="false" fo:text-indent="1.501cm" style:auto-text-indent="false"/>
      <style:text-properties style:font-name="XO Thames" fo:font-family="'XO Thames'" fo:font-size="11pt" style:font-size-asian="11pt" style:font-size-complex="11pt"/>
    </style:style>
    <style:style style:name="Contents_20_1" style:display-name="Contents 1" style:family="paragraph" style:next-style-name="Standard" style:class="index">
      <style:paragraph-properties fo:margin-left="0cm" fo:text-align="start" style:justify-single-word="false" fo:text-indent="0cm" style:auto-text-indent="false"/>
      <style:text-properties style:font-name="XO Thames" fo:font-family="'XO Thames'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class="extra">
      <style:paragraph-properties fo:line-height="100%" fo:text-align="justify" style:justify-single-word="false"/>
      <style:text-properties style:font-name="XO Thames" fo:font-family="'XO Thames'" fo:font-size="14pt" style:font-size-asian="14pt" style:font-size-complex="14pt"/>
    </style:style>
    <style:style style:name="Contents_20_9" style:display-name="Contents 9" style:family="paragraph" style:next-style-name="Standard" style:class="index">
      <style:paragraph-properties fo:margin-left="2.822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Contents_20_8" style:display-name="Contents 8" style:family="paragraph" style:next-style-name="Standard" style:class="index">
      <style:paragraph-properties fo:margin-left="2.469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Contents_20_5" style:display-name="Contents 5" style:family="paragraph" style:next-style-name="Standard" style:class="index">
      <style:paragraph-properties fo:margin-left="1.411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Subtitle" style:family="paragraph" style:next-style-name="Standard" style:class="chapter">
      <style:paragraph-properties fo:text-align="justify" style:justify-single-word="false"/>
      <style:text-properties style:font-name="XO Thames" fo:font-family="'XO Thames'" fo:font-size="12pt" fo:font-style="italic" style:font-size-asian="12pt" style:font-style-asian="italic" style:font-size-complex="12pt" style:font-style-complex="italic"/>
    </style:style>
    <style:style style:name="Title" style:family="paragraph" style:next-style-name="Standard" style:class="chapter">
      <style:paragraph-properties fo:margin-top="1cm" fo:margin-bottom="1cm" style:contextual-spacing="false" fo:text-align="center" style:justify-single-word="false"/>
      <style:text-properties fo:text-transform="uppercase" style:font-name="XO Thames" fo:font-family="'XO Thames'" fo:font-size="20pt" fo:font-weight="bold" style:font-size-asian="20pt" style:font-weight-asian="bold" style:font-size-complex="20pt" style:font-weight-complex="bold"/>
    </style:style>
    <style:style style:name="Heading_20_4" style:display-name="Heading 4" style:family="paragraph" style:next-style-name="Standard" style:default-outline-level="4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2-18T11:23:27.001802935</dc:date>
    <meta:editing-duration>PT1H15M42S</meta:editing-duration>
    <meta:editing-cycles>3</meta:editing-cycles>
    <meta:document-statistic meta:table-count="0" meta:image-count="0" meta:object-count="0" meta:page-count="1" meta:paragraph-count="21" meta:word-count="55" meta:character-count="387" meta:non-whitespace-character-count="352"/>
  </office:meta>
</office:document-meta>
</file>